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wiss"/>
    <style:font-face style:name="DejaVu Sans1"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line-height="150%"/>
    </style:style>
    <style:style style:name="P2" style:family="paragraph" style:parent-style-name="Standard">
      <style:paragraph-properties fo:line-height="150%"/>
      <style:text-properties officeooo:paragraph-rsid="001a28e7"/>
    </style:style>
    <style:style style:name="P3" style:family="paragraph" style:parent-style-name="Text_20_body" style:list-style-name="L1"/>
    <style:style style:name="P4" style:family="paragraph" style:parent-style-name="Text_20_body">
      <style:paragraph-properties fo:line-height="150%"/>
      <style:text-properties officeooo:paragraph-rsid="001a28e7"/>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When deciding which cloud service to choose for a web app image gallery, several key points must be considered.</text:p>
      <text:p text:style-name="Text_20_body">When selecting a cloud service, the main factors to evaluate are cost, performance, security, and scalability.<text:line-break/>Among these, the most important one depends on your project’s priority — for example, startups may prioritize cost, while large-scale systems may focus more on performance and security.</text:p>
      <text:p text:style-name="Text_20_body">When choosing a cloud storage provider such as <text:span text:style-name="Strong_20_Emphasis">AWS S3</text:span>, <text:span text:style-name="Strong_20_Emphasis">Google Cloud Storage</text:span>, or <text:span text:style-name="Strong_20_Emphasis">Azure Blob Storage</text:span>, it’s important to compare their strengths and weaknesses.<text:line-break/>For data redundancy and backup support, AWS provides strong and reliable options. For a web app image gallery with growing user traffic, <text:span text:style-name="Strong_20_Emphasis">auto-scaling features</text:span> are also very important.<text:line-break/>In terms of APIs and integration, AWS offers powerful and flexible options that are easy to use with other cloud services.</text:p>
      <text:p text:style-name="Text_20_body">Security is also a major factor. When selecting a cloud service, it is important to check for features such as encryption, access control, and compliance certifications.<text:line-break/><text:span text:style-name="Strong_20_Emphasis">Regional availability (data storage region)</text:span> should also be considered because storing data in a closer region improves access speed and helps meet data protection requirements.</text:p>
      <text:p text:style-name="Text_20_body">If you have already tested the free trials of multiple cloud providers, you should compare and evaluate the results in terms of cost, performance, and ease of use before making your final decision.</text:p>
      <text:p text:style-name="Text_20_body">There are many cloud storage services available — <text:span text:style-name="Strong_20_Emphasis">AWS S3</text:span>, <text:span text:style-name="Strong_20_Emphasis">Google Cloud Storage</text:span>, <text:span text:style-name="Strong_20_Emphasis">Azure Blob Storage</text:span>, and <text:span text:style-name="Strong_20_Emphasis">ImgBB</text:span> are among the most common.<text:line-break/><text:span text:style-name="Strong_20_Emphasis">AWS S3</text:span> is highly efficient for advanced users and easy to set up. However, it requires a credit card even for free-tier usage.<text:line-break/><text:span text:style-name="Strong_20_Emphasis">Google Cloud Service</text:span> is strong in AI/ML, Data Analytics, and Kubernetes, but it also has some weaknesses such as:</text:p>
      <text:list text:style-name="L1">
        <text:list-item>
          <text:p text:style-name="P3">High pricing</text:p>
        </text:list-item>
        <text:list-item>
          <text:p text:style-name="P3">Limited enterprise support</text:p>
        </text:list-item>
        <text:list-item>
          <text:p text:style-name="P3">Regional restrictions</text:p>
        </text:list-item>
        <text:list-item>
          <text:p text:style-name="P3">Management complexity</text:p>
        </text:list-item>
      </text:list>
      <text:p text:style-name="Text_20_body">Although it is cost-effective for startups and SMBs, it may not compete as strongly at the enterprise level.</text:p>
      <text:p text:style-name="Text_20_body"><text:span text:style-name="Strong_20_Emphasis">Azure Blob Storage</text:span> tends to have higher costs, is more complex to manage, and has some performance limitations with less mature enterprise features.</text:p>
      <text:p text:style-name="Text_20_body"><text:span text:style-name="Strong_20_Emphasis">ImgBB</text:span> is more suitable for small-scale projects like an image gallery because it is simple and easy to use.</text:p>
      <text:p text:style-name="Text_20_body"><text:soft-page-break/>Therefore, the <text:span text:style-name="Strong_20_Emphasis">ImgBB cloud service</text:span> was chosen.<text:line-break/>There are several reasons for this choice, mainly due to its simplicity, ease of use, and suitability for smaller-scale image hosting projects.</text:p>
      <text:p text:style-name="P2">· Cost-Effectiveness: imgBB provides sufficient storage space and bandwidth in its free tier. For students’ project, it offers a high-quality service without any financial cost.· Simplified Architecture: There is no need to maintain a personal file storage server. Only the image path needs to be stored in the database, eliminating the need to write complex file handling logic.· Built-in CDN: imgBB includes a CDN, enabling fast image loading. This ensures good performance for users from different geographic locations.· Easy Integration: It offers a simple REST API for uploading, and the documentation is clear. There is also an option for direct uploads from the frontend.· Scalability: If the application grows, upgrading to imgBB's paid plan is possible without needing to modify the application cod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wiss"/>
    <style:font-face style:name="DejaVu Sans1"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DejaVu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DejaVu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ejaVu Sans" style:font-family-complex="'DejaVu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ejaVu Sans"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 style:font-family-complex="'DejaVu Sans'" style:font-family-generic-complex="swiss"/>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1-06T14:39:06.060236502</meta:creation-date>
    <dc:date>2025-11-06T14:57:17.596648600</dc:date>
    <meta:editing-duration>PT18M12S</meta:editing-duration>
    <meta:editing-cycles>1</meta:editing-cycles>
    <meta:document-statistic meta:table-count="0" meta:image-count="0" meta:object-count="0" meta:page-count="2" meta:paragraph-count="15" meta:word-count="509" meta:character-count="3237" meta:non-whitespace-character-count="2745"/>
    <meta:generator>LibreOffice/7.4.7.2$Linux_X86_64 LibreOffice_project/40$Build-2</meta:generator>
  </office:meta>
</office:document-meta>
</file>